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38fc" officeooo:paragraph-rsid="001a38fc"/>
    </style:style>
    <style:style style:name="P2" style:family="paragraph" style:parent-style-name="Standard">
      <style:text-properties officeooo:rsid="001a89d7" officeooo:paragraph-rsid="001a89d7"/>
    </style:style>
    <style:style style:name="P3" style:family="paragraph" style:parent-style-name="Standard">
      <style:text-properties officeooo:rsid="001a38fc" officeooo:paragraph-rsid="001a38fc"/>
    </style:style>
    <style:style style:name="P4" style:family="paragraph" style:parent-style-name="Standard">
      <style:text-properties officeooo:rsid="001a38fc" officeooo:paragraph-rsid="002237a7"/>
    </style:style>
    <style:style style:name="P5" style:family="paragraph" style:parent-style-name="Standard">
      <style:text-properties officeooo:rsid="001bf21c" officeooo:paragraph-rsid="001bf21c"/>
    </style:style>
    <style:style style:name="P6" style:family="paragraph" style:parent-style-name="Standard">
      <style:text-properties officeooo:paragraph-rsid="001bf21c"/>
    </style:style>
    <style:style style:name="P7" style:family="paragraph" style:parent-style-name="Standard">
      <style:text-properties officeooo:paragraph-rsid="001c5c96"/>
    </style:style>
    <style:style style:name="P8" style:family="paragraph" style:parent-style-name="Standard">
      <style:text-properties officeooo:rsid="001d9925" officeooo:paragraph-rsid="001d9925"/>
    </style:style>
    <style:style style:name="P9" style:family="paragraph" style:parent-style-name="Standard">
      <style:text-properties officeooo:rsid="001f501a" officeooo:paragraph-rsid="001f501a"/>
    </style:style>
    <style:style style:name="P10" style:family="paragraph" style:parent-style-name="Standard">
      <style:text-properties officeooo:rsid="002237a7" officeooo:paragraph-rsid="002237a7"/>
    </style:style>
    <style:style style:name="P11" style:family="paragraph" style:parent-style-name="Standard" style:list-style-name="L3">
      <style:text-properties officeooo:rsid="002237a7" officeooo:paragraph-rsid="002237a7"/>
    </style:style>
    <style:style style:name="P12" style:family="paragraph" style:parent-style-name="Standard" style:list-style-name="L3">
      <style:text-properties officeooo:paragraph-rsid="002237a7"/>
    </style:style>
    <style:style style:name="P13" style:family="paragraph" style:parent-style-name="Standard" style:list-style-name="L3">
      <style:text-properties officeooo:paragraph-rsid="0022d71c"/>
    </style:style>
    <style:style style:name="P14" style:family="paragraph" style:parent-style-name="Standard" style:list-style-name="L3">
      <style:text-properties officeooo:rsid="0022d485" officeooo:paragraph-rsid="0022d485"/>
    </style:style>
    <style:style style:name="P15" style:family="paragraph" style:parent-style-name="Standard" style:list-style-name="L3">
      <style:text-properties officeooo:rsid="0022d71c" officeooo:paragraph-rsid="0022d71c"/>
    </style:style>
    <style:style style:name="P16" style:family="paragraph" style:parent-style-name="Standard">
      <style:text-properties officeooo:rsid="0022d71c" officeooo:paragraph-rsid="0022d71c"/>
    </style:style>
    <style:style style:name="P17" style:family="paragraph" style:parent-style-name="Standard">
      <style:text-properties officeooo:rsid="0024075f" officeooo:paragraph-rsid="0024075f"/>
    </style:style>
    <style:style style:name="P18" style:family="paragraph" style:parent-style-name="Standard">
      <style:text-properties officeooo:rsid="0025b95d" officeooo:paragraph-rsid="0025b95d"/>
    </style:style>
    <style:style style:name="P19" style:family="paragraph" style:parent-style-name="Standard">
      <style:text-properties officeooo:rsid="0025b95d" officeooo:paragraph-rsid="00263465"/>
    </style:style>
    <style:style style:name="T1" style:family="text">
      <style:text-properties officeooo:rsid="001bf21c"/>
    </style:style>
    <style:style style:name="T2" style:family="text">
      <style:text-properties officeooo:rsid="001c5c96"/>
    </style:style>
    <style:style style:name="T3" style:family="text">
      <style:text-properties officeooo:rsid="002237a7"/>
    </style:style>
    <style:style style:name="T4" style:family="text">
      <style:text-properties officeooo:rsid="0022d7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telligence <text:span text:style-name="T3">collective</text:span> → pls perso ont activité commune qui intérargissent ou pas</text:p>
      <text:p text:style-name="P1">=/ artificielle =&gt; peut exploiter collect (ds sys rceo)</text:p>
      <text:p text:style-name="P1">ex : sys google pagerank → (moteur recherche) extr pertinent</text:p>
      <text:p text:style-name="P1">av→ plus le mot apparait plus la page se trouve haut (pas intéressent)</text:p>
      <text:p text:style-name="P1">mt → class par popularité <text:s/>(lien contenu par d’autre page)</text:p>
      <text:p text:style-name="P1">→ exploite intelligence collective</text:p>
      <text:p text:style-name="P1">=&gt; notat° produit, comm rsx sociaux, </text:p>
      <text:p text:style-name="P1">==&gt; phénomène d’influence (la décision qu’on prend → somme intéract°)</text:p>
      <text:p text:style-name="P1"/>
      <text:p text:style-name="P2">processus décission collectif : croisement multiple entrée → sortie unique </text:p>
      <text:p text:style-name="P2"/>
      <text:p text:style-name="P5">exp Galton → pop courbe de Gauss</text:p>
      <text:p text:style-name="P5">→ père police scientifique</text:p>
      <text:p text:style-name="P5">→ eugénisme</text:p>
      <text:p text:style-name="P5">==&gt; pendant foire bestiau → devinner poids du boeuf =&gt; celui qui se rapprochait le plus gagne le boeuf</text:p>
      <text:p text:style-name="P6"><text:span text:style-name="T1">|=&gt; calcul moyenne → précision au </text:span><text:span text:style-name="T4">kilos</text:span></text:p>
      <text:p text:style-name="P5"/>
      <text:p text:style-name="P5">1° exo→ estimer réalité</text:p>
      <text:p text:style-name="P8">=&gt; consertation + moyenne → effet entonoir</text:p>
      <text:p text:style-name="P5"/>
      <text:p text:style-name="P5"/>
      <text:p text:style-name="P5">==&gt; prévoir avenir → estimer qqch qu’on ne connait pas</text:p>
      <text:p text:style-name="P5"/>
      <text:p text:style-name="P5">2° exo → <text:span text:style-name="T2">groupe moins performant individu </text:span></text:p>
      <text:p text:style-name="P5">→<text:span text:style-name="T2"> moins de connaissance bourse (pas de point de repère) </text:span></text:p>
      <text:p text:style-name="P5">→<text:span text:style-name="T2"> prévenir avenir compliqué</text:span></text:p>
      <text:p text:style-name="P7"><text:span text:style-name="T2">=&gt; suivant tendance → sur long terme connaisseur raison 3/10 → pas perdre argent</text:span></text:p>
      <text:p text:style-name="P7"/>
      <text:p text:style-name="P8">effet de foule </text:p>
      <text:p text:style-name="P5"/>
      <text:p text:style-name="P9">coder sys reco→ comment informatiser décision de groupe (aspect humain derrière)</text:p>
      <text:p text:style-name="P9"/>
      <text:p text:style-name="P9">--- </text:p>
      <text:p text:style-name="P10">POLY</text:p>
      <text:p text:style-name="P10">Intelligence collective</text:p>
      <text:p text:style-name="P10">déf :</text:p>
      <text:list xml:id="list245975715" text:style-name="L3">
        <text:list-item>
          <text:p text:style-name="P12"><text:span text:style-name="T3">ensemble faire plus =&gt; collaboration</text:span></text:p>
        </text:list-item>
        <text:list-item>
          <text:p text:style-name="P11">du mal à comprendre <text:s/>et canaliser</text:p>
        </text:list-item>
        <text:list-item>
          <text:p text:style-name="P14">ex : essaim foumi → parte au haser, dès que trouve nourriture → revient avec, les autres repartent dans le même sens (dépose phéromone)=&gt; renforce le chemin (au final reste un chemin) </text:p>
        </text:list-item>
        <text:list-item>
          <text:p text:style-name="P13"><text:span text:style-name="T4">intelligence collective a besoin perdre info afin de garder l’important → phénomène oubli</text:span></text:p>
        </text:list-item>
        <text:list-item>
          <text:p text:style-name="P15">hiérarchisason important ou non</text:p>
        </text:list-item>
      </text:list>
      <text:p text:style-name="P16">+ participant → amélioration estimation moyenne</text:p>
      <text:p text:style-name="P16"/>
      <text:p text:style-name="P17">faire groupe mixte → revoir les choses ds la tête expert </text:p>
      <text:p text:style-name="P17">formulation des choses → écrire ou dire → voir ce qui ne va pas =&gt; outil de recherche/ résoltuion pbl</text:p>
      <text:p text:style-name="P17">expert reformule → une solut° ne peut être pas viable</text:p>
      <text:p text:style-name="P17"/>
      <text:p text:style-name="P18"><text:soft-page-break/>avec rsx sociaux → facile récup info → scandale Trump influence ce qui doute</text:p>
      <text:p text:style-name="P18">récup infos =&gt; IMPORTANTS</text:p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09:06:58.982390378</meta:creation-date>
    <meta:editing-duration>PT54M3S</meta:editing-duration>
    <meta:editing-cycles>8</meta:editing-cycles>
    <meta:generator>LibreOffice/6.4.5.2$Linux_X86_64 LibreOffice_project/40$Build-2</meta:generator>
    <dc:date>2020-09-14T11:22:05.213020189</dc:date>
    <meta:document-statistic meta:table-count="0" meta:image-count="0" meta:object-count="0" meta:page-count="2" meta:paragraph-count="38" meta:word-count="329" meta:character-count="1942" meta:non-whitespace-character-count="1646"/>
  </office:meta>
</office:document-meta>
</file>